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style:use-window-font-color="true" loext:opacity="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 God Be The Glory (Blue Hymnal #28)</text:p>
      <text:p text:style-name="P2">=====================================</text:p>
      <text:p text:style-name="Preformatted_20_Text"/>
      <text:p text:style-name="P3">[ No capo ]</text:p>
      <text:p text:style-name="Preformatted_20_Text"/>
      <text:p text:style-name="Preformatted_20_Text"/>
      <text:p text:style-name="P3">[ Verse 1 ]</text:p>
      <text:p text:style-name="Preformatted_20_Text"/>
      <text:p text:style-name="P1"><text:s text:c="3"/>G <text:s text:c="23"/>D <text:s text:c="13"/>G</text:p>
      <text:p text:style-name="Preformatted_20_Text">To God be the glo-ry, great things He hath done,</text:p>
      <text:p text:style-name="P1"><text:s text:c="3"/>C <text:s text:c="11"/>G <text:s text:c="12"/>A7 <text:s text:c="9"/>D</text:p>
      <text:p text:style-name="Preformatted_20_Text">So loved He the world that He gave us His Son,</text:p>
      <text:p text:style-name="P1"><text:s text:c="4"/>G <text:s text:c="21"/>D <text:s text:c="12"/>G</text:p>
      <text:p text:style-name="Preformatted_20_Text">Who yield-ed His life an a-tone-ment for sin,</text:p>
      <text:p text:style-name="P1"><text:s text:c="4"/>C <text:s text:c="10"/>G <text:s text:c="13"/>D <text:s text:c="9"/>G</text:p>
      <text:p text:style-name="Preformatted_20_Text">And o-pened the life gate that all may go in.</text:p>
      <text:p text:style-name="Preformatted_20_Text"/>
      <text:p text:style-name="Preformatted_20_Text"/>
      <text:p text:style-name="P3">[ Chorus ]</text:p>
      <text:p text:style-name="Preformatted_20_Text"/>
      <text:p text:style-name="P1"><text:s text:c="11"/>G <text:s text:c="15"/>G <text:s text:c="27"/>D</text:p>
      <text:p text:style-name="Preformatted_20_Text">Praise the Lord, praise the Lord, let the earth hear His voice!</text:p>
      <text:p text:style-name="P1"><text:s text:c="11"/>D <text:s text:c="29"/>D <text:s text:c="8"/>G</text:p>
      <text:p text:style-name="Preformatted_20_Text">Praise the Lord, praise the Lord, let the people re-joice!</text:p>
      <text:p text:style-name="P1"><text:s text:c="4"/>G <text:s text:c="27"/>D <text:s text:c="9"/>G</text:p>
      <text:p text:style-name="Preformatted_20_Text">Oh, come to the Fa-ther, through Je-sus the Son,</text:p>
      <text:p text:style-name="P1"><text:s text:c="4"/>C <text:s text:c="11"/>G <text:s text:c="12"/>D <text:s text:c="13"/>G</text:p>
      <text:p text:style-name="Preformatted_20_Text">And give Him the glo-ry, great things He hath done.</text:p>
      <text:p text:style-name="Preformatted_20_Text"><text:s/></text:p>
      <text:p text:style-name="Preformatted_20_Text"/>
      <text:p text:style-name="P2">[ Verse 2 ]</text:p>
      <text:p text:style-name="Preformatted_20_Text"/>
      <text:p text:style-name="Preformatted_20_Text">Oh, perfect redemption, the purchase of blood,</text:p>
      <text:p text:style-name="Preformatted_20_Text">To every believer the promise of God;</text:p>
      <text:p text:style-name="Preformatted_20_Text">The vilest offender who truly believes,</text:p>
      <text:p text:style-name="Preformatted_20_Text">That moment from Jesus a pardon receives.</text:p>
      <text:p text:style-name="Preformatted_20_Text"><text:s/></text:p>
      <text:p text:style-name="Preformatted_20_Text"/>
      <text:p text:style-name="P2">[ Repeat Chorus ]</text:p>
      <text:p text:style-name="Preformatted_20_Text"/>
      <text:p text:style-name="Preformatted_20_Text"><text:s/></text:p>
      <text:p text:style-name="P2">[ Verse 3 ]</text:p>
      <text:p text:style-name="Preformatted_20_Text"/>
      <text:p text:style-name="Preformatted_20_Text">Great things He hath taught us, great things He hath done,</text:p>
      <text:p text:style-name="Preformatted_20_Text">And great our rejoicing through Jesus the Son;</text:p>
      <text:p text:style-name="Preformatted_20_Text">But purer, and higher, and greater will be</text:p>
      <text:p text:style-name="Preformatted_20_Text">Our wonder, our transport, when Jesus we see.</text:p>
      <text:p text:style-name="Preformatted_20_Text"/>
      <text:p text:style-name="Preformatted_20_Text"/>
      <text:p text:style-name="P2">[ Repeat Chorus 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1-14T00:00:32.561917203</dc:date>
    <meta:editing-duration>PT2M48S</meta:editing-duration>
    <meta:editing-cycles>2</meta:editing-cycles>
    <meta:document-statistic meta:table-count="0" meta:image-count="0" meta:object-count="0" meta:page-count="1" meta:paragraph-count="36" meta:word-count="205" meta:character-count="1298" meta:non-whitespace-character-count="795"/>
  </office:meta>
</office:document-meta>
</file>